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paragraph-properties style:snap-to-layout-grid="false"/>
      <style:text-properties fo:font-size="12pt" officeooo:rsid="0030ad0e" officeooo:paragraph-rsid="0030ad0e" style:font-size-asian="12pt"/>
    </style:style>
    <style:style style:name="P9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9987c" officeooo:paragraph-rsid="0039987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9987c" officeooo:paragraph-rsid="0037ae7b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d7d48" officeooo:paragraph-rsid="003d7d48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df052" officeooo:paragraph-rsid="003df052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3f9050" officeooo:paragraph-rsid="003f9050" style:font-size-asian="12pt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normal" officeooo:rsid="002bf75f" style:font-size-asian="12pt" style:font-weight-asian="normal" style:font-name-complex="Helvetica" style:font-weight-complex="normal"/>
    </style:style>
    <style:style style:name="P19" style:family="paragraph" style:parent-style-name="Standard">
      <style:paragraph-properties style:snap-to-layout-grid="false"/>
      <style:text-properties style:font-name="Helvetica" fo:font-size="12pt" fo:font-weight="normal" officeooo:rsid="00332d6f" officeooo:paragraph-rsid="000c4175" style:font-size-asian="12pt" style:font-weight-asian="normal" style:font-name-complex="Helvetica" style:font-weight-complex="normal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rsid="003ac4d6" officeooo:paragraph-rsid="00332d6f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3d7d48" style:font-size-asian="12pt" style:font-weight-asian="normal" style:font-name-complex="Helvetica" style:font-weight-complex="normal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3dcebd" officeooo:paragraph-rsid="003dcebd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normal" officeooo:rsid="003dcebd" officeooo:paragraph-rsid="000c4175" style:font-size-asian="12pt" style:font-weight-asian="normal" style:font-name-complex="Helvetica" style:font-weight-complex="normal"/>
    </style:style>
    <style:style style:name="P24" style:family="paragraph" style:parent-style-name="Standard">
      <style:paragraph-properties style:snap-to-layout-grid="false"/>
      <style:text-properties style:font-name="Helvetica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fo:font-size="12pt" fo:font-weight="normal" officeooo:rsid="003f9050" officeooo:paragraph-rsid="003dcebd" style:font-size-asian="12pt" style:font-weight-asian="normal" style:font-name-complex="Helvetica" style:font-weight-complex="normal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40ac88" officeooo:paragraph-rsid="0040ac88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officeooo:rsid="0040ac88" officeooo:paragraph-rsid="0040ac88" style:font-name-complex="Helvetica"/>
    </style:style>
    <style:style style:name="P28" style:family="paragraph" style:parent-style-name="Heading_20_1">
      <style:paragraph-properties style:snap-to-layout-grid="false"/>
      <style:text-properties fo:language="none" fo:country="none" fo:font-weight="bold" officeooo:rsid="002fa0b6" officeooo:paragraph-rsid="002fa0b6" style:language-asian="none" style:country-asian="none" style:font-weight-asian="bold"/>
    </style:style>
    <style:style style:name="P29" style:family="paragraph" style:parent-style-name="Heading_20_1">
      <style:text-properties fo:font-weight="bold" style:font-weight-asian="bold"/>
    </style:style>
    <style:style style:name="P30" style:family="paragraph" style:parent-style-name="Heading_20_1">
      <style:paragraph-properties style:snap-to-layout-grid="false"/>
      <style:text-properties fo:font-weight="bold" style:font-weight-asian="bold"/>
    </style:style>
    <style:style style:name="P31" style:family="paragraph" style:parent-style-name="Heading_20_1">
      <style:text-properties style:font-name="Helvetica" style:font-name-complex="Helvetica"/>
    </style:style>
    <style:style style:name="P3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3" style:family="paragraph" style:parent-style-name="Heading_20_3">
      <style:paragraph-properties style:snap-to-layout-grid="false"/>
      <style:text-properties fo:font-weight="bold" style:font-weight-asian="bold"/>
    </style:style>
    <style:style style:name="P34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5" style:family="paragraph" style:parent-style-name="Heading_20_4">
      <style:text-properties officeooo:paragraph-rsid="003c80bc"/>
    </style:style>
    <style:style style:name="P36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3c80bc"/>
    </style:style>
    <style:style style:name="T2" style:family="text">
      <style:text-properties officeooo:rsid="003d7d48"/>
    </style:style>
    <style:style style:name="T3" style:family="text">
      <style:text-properties officeooo:rsid="003dcebd"/>
    </style:style>
    <style:style style:name="T4" style:family="text">
      <style:text-properties officeooo:rsid="003f9050"/>
    </style:style>
    <style:style style:name="T5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8" text:outline-level="1">sta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0" text:outline-level="1"/>
          </table:table-cell>
          <table:table-cell table:style-name="Table1.A2" table:number-columns-spanned="2" office:value-type="string">
            <text:h text:style-name="P3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9" text:outline-level="1">Project</text:h>
          </table:table-cell>
          <table:table-cell table:style-name="Table1.A3" table:number-columns-spanned="3" office:value-type="string">
            <text:h text:style-name="P3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8">5<text:span text:style-name="T1">1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23.1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9">-Fixing the numerical values returned by the math engine.</text:p>
            <text:p text:style-name="P19">-Betha prototype</text:p>
            <text:p text:style-name="P19">-Betha presentation</text:p>
            <text:p text:style-name="P19">-Met the customer</text:p>
            <text:p text:style-name="P19">-<text:span text:style-name="T3">work on scheduler priority</text:span></text:p>
            <text:p text:style-name="P23">-work on scheduler</text:p>
            <text:p text:style-name="P23">-work on jobs</text:p>
            <text:p text:style-name="P22">-work on tasks</text:p>
            <text:p text:style-name="P22">-fix some parsing problems</text:p>
            <text:p text:style-name="P22">-<text:span text:style-name="T4">work on beta presentation</text:span></text:p>
            <text:p text:style-name="P25">-met supervisor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35" text:outline-level="4">Problems</text:h>
          </table:table-cell>
        </table:table-row>
        <table:table-row table:style-name="Table2.2">
          <table:table-cell table:style-name="Table2.A2" office:value-type="string">
            <text:p text:style-name="P20">-<text:span text:style-name="T2">Misunderstanding with customer's orders</text:span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8">-<text:span text:style-name="T2">Christmas time</text:span></text:p>
            <text:p text:style-name="P21">-hunt Santa Claus</text:p>
            <text:p text:style-name="P21">-Beer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6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0">Day</text:p>
          </table:table-cell>
          <table:table-cell table:style-name="Table4.A2" office:value-type="string">
            <text:p text:style-name="P10">Hours</text:p>
          </table:table-cell>
          <table:table-cell table:style-name="Table4.A2" office:value-type="string">
            <text:p text:style-name="P10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1" text:outline-level="1">Monday</text:h>
          </table:table-cell>
          <table:table-cell table:style-name="Table4.A2" office:value-type="string">
            <text:p text:style-name="P15">9</text:p>
          </table:table-cell>
          <table:table-cell table:style-name="Table4.A2" office:value-type="string">
            <text:p text:style-name="P15">Work on load flags job (2)</text:p>
            <text:p text:style-name="P15">Work on quartz priority (2)</text:p>
            <text:p text:style-name="P15">Work on path (2)</text:p>
            <text:p text:style-name="P15">group meeting (1)</text:p>
            <text:p text:style-name="P15">Debugging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5">1<text:span text:style-name="T3">6</text:span></text:p>
          </table:table-cell>
          <table:table-cell table:style-name="Table4.A2" office:value-type="string">
            <text:p text:style-name="P15">Met Customer (3)</text:p>
            <text:p text:style-name="P15">work calculation, job, scheduler (4)</text:p>
            <text:p text:style-name="P15">work on math engine and jobs (<text:span text:style-name="T3">9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7">11</text:p>
          </table:table-cell>
          <table:table-cell table:style-name="Table4.A2" office:value-type="string">
            <text:p text:style-name="P16">Work on <text:span text:style-name="T4">jobs</text:span> (2<text:span text:style-name="T4">)</text:span></text:p>
            <text:p text:style-name="P17"><text:span text:style-name="T4">w</text:span>ork on dao modules (2)</text:p>
            <text:p text:style-name="P17">meet supervisor (2)</text:p>
            <text:p text:style-name="P17">work on beta presentation (3)</text:p>
            <text:p text:style-name="P17">work on calculation controller task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26">6</text:p>
          </table:table-cell>
          <table:table-cell table:style-name="Table4.A2" office:value-type="string">
            <text:p text:style-name="P26">Work on job schedule (2)</text:p>
            <text:p text:style-name="P26">Work on Calculation controller(2)</text:p>
            <text:p text:style-name="P26">Beta presentation(2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1">Sunday</text:p>
          </table:table-cell>
          <table:table-cell table:style-name="Table4.A10" office:value-type="string">
            <text:p text:style-name="P13"/>
          </table:table-cell>
          <table:table-cell table:style-name="Table4.A10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9">Total Hours</text:p>
          </table:table-cell>
          <table:table-cell table:style-name="Table4.A11" office:value-type="string">
            <text:p text:style-name="P27">32</text:p>
          </table:table-cell>
          <table:table-cell table:style-name="Table4.A11" office:value-type="string">
            <text:p text:style-name="P24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3T16:56:29.135000000</dc:date>
    <meta:print-date>1998-10-09T11:53:00</meta:print-date>
    <meta:editing-cycles>60</meta:editing-cycles>
    <meta:editing-duration>PT1H47M44S</meta:editing-duration>
    <meta:generator>LibreOffice/4.1.3.2$Windows_x86 LibreOffice_project/70feb7d99726f064edab4605a8ab840c50ec57a</meta:generator>
    <meta:document-statistic meta:table-count="4" meta:image-count="3" meta:object-count="0" meta:page-count="2" meta:paragraph-count="62" meta:word-count="159" meta:character-count="948" meta:non-whitespace-character-count="850"/>
  </office:meta>
</office:document-meta>
</file>